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dbb6" draw:textarea-horizontal-align="justify" draw:textarea-vertical-align="middle" draw:auto-grow-height="false" fo:min-height="1.322cm" fo:min-width="14.319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608cm" fo:min-width="2.993cm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standard">
      <style:graphic-properties draw:fill="solid" draw:fill-color="#d4ea6b" draw:textarea-horizontal-align="justify" draw:textarea-vertical-align="middle" draw:auto-grow-height="false" fo:min-height="1.322cm" fo:min-width="14.319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03cm" fo:min-width="5.85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3cm" fo:min-width="10.9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dbb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d4ea6b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955cm" svg:height="2.222cm" svg:x="12.43cm" svg:y="16.557cm">
          <text:p text:style-name="P1">df2 temporal ratio to period average 2010 20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0.955cm" svg:height="2.222cm" svg:x="12.43cm" svg:y="10.863cm">
          <text:p text:style-name="P1">df2 temporal ratio to period average 2010 20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0.955cm" svg:height="2.222cm" svg:x="12.43cm" svg:y="5.762cm">
          <text:p text:style-name="P1">df2 temporal ratio to period average 2010 20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493cm" svg:height="2.858cm" svg:x="15.604cm" svg:y="7.449cm">
          <text:p text:style-name="P1">clu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93cm" svg:height="2.858cm" svg:x="15.604cm" svg:y="12.549cm">
          <text:p text:style-name="P1">clu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93cm" svg:height="2.858cm" svg:x="15.604cm" svg:y="18.017cm">
          <text:p text:style-name="P1">clu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93cm" svg:height="2.858cm" svg:x="20.404cm" svg:y="7.549cm">
          <text:p text:style-name="P1">clu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93cm" svg:height="2.858cm" svg:x="20.404cm" svg:y="12.549cm">
          <text:p text:style-name="P1">clu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93cm" svg:height="2.858cm" svg:x="20.404cm" svg:y="18.017cm">
          <text:p text:style-name="P1">clu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93cm" svg:height="2.858cm" svg:x="25.504cm" svg:y="7.549cm">
          <text:p text:style-name="P1">clu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93cm" svg:height="2.858cm" svg:x="25.504cm" svg:y="12.549cm">
          <text:p text:style-name="P1">clu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93cm" svg:height="2.858cm" svg:x="25.504cm" svg:y="18.017cm">
          <text:p text:style-name="P1">clu3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334cm" svg:y1="22.589cm" svg:x2="30.844cm" svg:y2="22.589cm">
          <text:p/>
        </draw:line>
        <draw:custom-shape draw:style-name="gr4" draw:text-style-name="P4" draw:layer="layout" svg:width="20.955cm" svg:height="2.222cm" draw:transform="rotate (1.5707963267949) translate (7.757cm 22.907cm)">
          <text:p text:style-name="P1">df1 <text:s/>spatial ratio to country ave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493cm" svg:height="2.858cm" svg:x="4.887cm" svg:y="6.597cm">
          <text:p text:style-name="P1">clu1 mean 2010 202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93cm" svg:height="2.858cm" svg:x="4.887cm" svg:y="11.597cm">
          <text:p text:style-name="P5"><text:span text:style-name="T1">clu2 </text:span>mean 2010 202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93cm" svg:height="2.858cm" svg:x="4.887cm" svg:y="17.065cm">
          <text:p text:style-name="P5"><text:span text:style-name="T1">clu3 </text:span>mean 2010 202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0.953cm" svg:x="19.097cm" svg:y="21.954cm">
          <text:p text:style-name="P1">Tim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642cm" svg:y1="3.38cm" svg:x2="3.642cm" svg:y2="22.43cm">
          <text:p/>
        </draw:line>
        <draw:custom-shape draw:style-name="gr6" draw:text-style-name="P1" draw:layer="layout" svg:width="11.43cm" svg:height="0.953cm" draw:transform="rotate (1.5707963267949) translate (2.469cm 18.07cm)">
          <text:p text:style-name="P1">Space, within a countr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.64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5T10:05:46.312683668</meta:creation-date>
    <dc:date>2025-10-16T09:14:51.348669659</dc:date>
    <meta:editing-duration>PT22H36M27S</meta:editing-duration>
    <meta:editing-cycles>2</meta:editing-cycles>
    <meta:generator>LibreOffice/25.2.3.2$Linux_X86_64 LibreOffice_project/520$Build-2</meta:generator>
    <meta:document-statistic meta:object-count="20"/>
  </office:meta>
</office:document-meta>
</file>